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ena.png[512x512]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5" calcext:value-type="float">
            <text:p>0.245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158" calcext:value-type="float">
            <text:p>0.15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33" calcext:value-type="float">
            <text:p>0.233</text:p>
          </table:table-cell>
          <table:table-cell table:number-columns-repeated="2"/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151" calcext:value-type="float">
            <text:p>0.15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154" calcext:value-type="float">
            <text:p>0.15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158" calcext:value-type="float">
            <text:p>0.15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5" calcext:value-type="float">
            <text:p>0.235</text:p>
          </table:table-cell>
          <table:table-cell table:number-columns-repeated="2"/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146" calcext:value-type="float">
            <text:p>0.1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04" calcext:value-type="float">
            <text:p>0.304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0.157" calcext:value-type="float">
            <text:p>0.15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:.B14]) / 10" office:value-type="float" office:value="0.1509" calcext:value-type="float">
            <text:p>0.1509</text:p>
          </table:table-cell>
          <table:table-cell table:formula="of:=SUM([.C5:.C14]) / 10" office:value-type="float" office:value="0.3058" calcext:value-type="float">
            <text:p>0.3058</text:p>
          </table:table-cell>
          <table:table-cell table:formula="of:=SUM([.D5:.D14]) / 10" office:value-type="float" office:value="0.2508" calcext:value-type="float">
            <text:p>0.2508</text:p>
          </table:table-cell>
          <table:table-cell table:formula="of:=SUM([.E5:.E14]) / 10" office:value-type="float" office:value="0" calcext:value-type="float">
            <text:p>0</text:p>
          </table:table-cell>
          <table:table-cell table:formula="of:=SUM([.F5:.F14]) / 10" office:value-type="float" office:value="0" calcext:value-type="float">
            <text:p>0</text:p>
          </table:table-cell>
          <table:table-cell table:formula="of:=SUM([.G5:.G14]) / 10" office:value-type="float" office:value="0.2471" calcext:value-type="float">
            <text:p>0.247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wallpaper.png[1920x1080]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ative C</text:p>
          </table:table-cell>
          <table:table-cell table:style-name="ce1" office:value-type="string" calcext:value-type="string">
            <text:p>CUDA</text:p>
          </table:table-cell>
          <table:table-cell table:style-name="ce1" office:value-type="string" calcext:value-type="string">
            <text:p>OpenCV – 1</text:p>
          </table:table-cell>
          <table:table-cell table:style-name="ce1" office:value-type="string" calcext:value-type="string">
            <text:p>OpenCV – 2</text:p>
          </table:table-cell>
          <table:table-cell table:style-name="ce1" office:value-type="string" calcext:value-type="string">
            <text:p>OpenCV – 4</text:p>
          </table:table-cell>
          <table:table-cell table:style-name="ce1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997" calcext:value-type="float">
            <text:p>0.9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4" calcext:value-type="float">
            <text:p>0.334</text:p>
          </table:table-cell>
          <table:table-cell table:number-columns-repeated="2"/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005" calcext:value-type="float">
            <text:p>1.00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009" calcext:value-type="float">
            <text:p>1.00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1" calcext:value-type="float">
            <text:p>0.341</text:p>
          </table:table-cell>
          <table:table-cell table:number-columns-repeated="2"/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021" calcext:value-type="float">
            <text:p>1.0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06" calcext:value-type="float">
            <text:p>0.306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984" calcext:value-type="float">
            <text:p>0.984</text:p>
          </table:table-cell>
          <table:table-cell office:value-type="float" office:value="0.4" calcext:value-type="float">
            <text:p>0.4</text:p>
          </table:table-cell>
          <table:table-cell office:value-type="float" office:value="0.315" calcext:value-type="float">
            <text:p>0.315</text:p>
          </table:table-cell>
          <table:table-cell table:number-columns-repeated="2"/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994" calcext:value-type="float">
            <text:p>0.99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9" calcext:value-type="float">
            <text:p>0.329</text:p>
          </table:table-cell>
          <table:table-cell table:number-columns-repeated="2"/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5" calcext:value-type="float">
            <text:p>0.315</text:p>
          </table:table-cell>
          <table:table-cell table:number-columns-repeated="2"/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968" calcext:value-type="float">
            <text:p>0.96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975" calcext:value-type="float">
            <text:p>0.97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007" calcext:value-type="float">
            <text:p>1.007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1:.B30]) / 10" office:value-type="float" office:value="0.9945" calcext:value-type="float">
            <text:p>0.9945</text:p>
          </table:table-cell>
          <table:table-cell table:formula="of:=SUM([.C21:.C30]) / 10" office:value-type="float" office:value="0.3491" calcext:value-type="float">
            <text:p>0.3491</text:p>
          </table:table-cell>
          <table:table-cell table:formula="of:=SUM([.D21:.D30]) / 10" office:value-type="float" office:value="0.3259" calcext:value-type="float">
            <text:p>0.3259</text:p>
          </table:table-cell>
          <table:table-cell table:formula="of:=SUM([.E21:.E30]) / 10" office:value-type="float" office:value="0" calcext:value-type="float">
            <text:p>0</text:p>
          </table:table-cell>
          <table:table-cell table:formula="of:=SUM([.F21:.F30]) / 10" office:value-type="float" office:value="0" calcext:value-type="float">
            <text:p>0</text:p>
          </table:table-cell>
          <table:table-cell table:formula="of:=SUM([.G21:.G30]) / 10" office:value-type="float" office:value="0.3313" calcext:value-type="float">
            <text:p>0.3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7:49:15.157302337</meta:creation-date>
    <dc:date>2019-06-19T08:19:10.078847710</dc:date>
    <meta:editing-duration>PT18M41S</meta:editing-duration>
    <meta:editing-cycles>7</meta:editing-cycles>
    <meta:generator>LibreOffice/6.0.7.3$Linux_X86_64 LibreOffice_project/00m0$Build-3</meta:generator>
    <meta:document-statistic meta:table-count="1" meta:cell-count="130" meta:object-count="0"/>
  </office:meta>
</office:document-meta>
</file>